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af186fd" style:parent-style-name="Standard">
      <style:paragraph-properties fo:margin-left="19.91mm" fo:margin-right="0.0mm" fo:text-indent="-10.02mm"/>
    </style:style>
    <style:style style:family="paragraph" style:name="a63e7bb" style:parent-style-name="Standard">
      <style:paragraph-properties fo:margin-left="19.91mm" fo:margin-right="0.0mm" fo:text-indent="0.14mm"/>
    </style:style>
    <style:style style:family="paragraph" style:name="a253904" style:parent-style-name="Standard">
      <style:paragraph-properties fo:margin-left="19.91mm" fo:margin-right="0.0mm" fo:text-indent="0.14mm"/>
    </style:style>
    <style:style style:family="paragraph" style:name="aee7837" style:parent-style-name="Standard">
      <style:paragraph-properties fo:margin-left="19.91mm" fo:margin-right="0.0mm" fo:text-indent="0.14mm">
        <style:tab-stops>
          <style:tab-stop style:position="5.0cm"/>
        </style:tab-stops>
      </style:paragraph-properties>
    </style:style>
    <style:style style:family="paragraph" style:name="ad15d4c" style:parent-style-name="Standard">
      <style:paragraph-properties fo:margin-left="19.91mm" fo:margin-right="0.0mm" fo:text-indent="0.14mm"/>
    </style:style>
    <style:style style:family="paragraph" style:name="a6c732b" style:parent-style-name="Standard">
      <style:paragraph-properties fo:margin-left="20.06mm" fo:margin-right="0.0mm" fo:text-indent="-20.2mm"/>
    </style:style>
    <style:style style:family="paragraph" style:name="afdcbf7" style:parent-style-name="Standard">
      <style:paragraph-properties fo:margin-left="20.06mm" fo:margin-right="0.0mm" fo:text-indent="-20.2mm">
        <style:tab-stops>
          <style:tab-stop style:position="4.999cm"/>
        </style:tab-stops>
      </style:paragraph-properties>
    </style:style>
    <style:style style:family="paragraph" style:name="afe56e0" style:parent-style-name="Standard">
      <style:paragraph-properties fo:margin-left="20.06mm" fo:margin-right="0.0mm" fo:text-indent="-20.2mm">
        <style:tab-stops>
          <style:tab-stop style:position="4.999cm"/>
        </style:tab-stops>
      </style:paragraph-properties>
    </style:style>
    <style:style style:family="paragraph" style:name="ab54b9f" style:parent-style-name="Standard">
      <style:paragraph-properties>
        <style:tab-stops>
          <style:tab-stop style:position="5.001cm"/>
        </style:tab-stops>
      </style:paragraph-properties>
    </style:style>
    <style:style style:family="paragraph" style:name="a997223" style:parent-style-name="Standard">
      <style:paragraph-properties>
        <style:tab-stops>
          <style:tab-stop style:position="5.001cm"/>
        </style:tab-stops>
      </style:paragraph-properties>
    </style:style>
    <style:style style:family="paragraph" style:name="ae3998b" style:parent-style-name="Standard">
      <style:paragraph-properties>
        <style:tab-stops>
          <style:tab-stop style:position="5.001cm"/>
        </style:tab-stops>
      </style:paragraph-properties>
    </style:style>
  </office:automatic-styles>
  <office:body>
    <office:text>
      <text:p text:style-name="ae3998b">All paragraph have tab stops at 5 cm.</text:p>
      <text:p text:style-name="a997223">No indent</text:p>
      <text:p text:style-name="ab54b9f"><text:tab/>Tab at 5 cm</text:p>
      <text:p text:style-name="Standard"/>
      <text:p text:style-name="afe56e0">Negative firstline indent<text:tab/></text:p>
      <text:p text:style-name="afdcbf7"><text:tab/><text:tab/>Tab at 5 cm</text:p>
      <text:p text:style-name="a6c732b"/>
      <text:p text:style-name="ad15d4c">Left indent and negative firstlineindent</text:p>
      <text:p text:style-name="aee7837"><text:tab/>Tab at 5 cm</text:p>
      <text:p text:style-name="a253904"><text:tab/></text:p>
      <text:p text:style-name="a63e7bb"/>
      <text:p text:style-name="af186f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Lohit Devanagari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Lohit Devanagari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Devanagari1" style:font-size-asian="12.0pt"/>
    </style:style>
    <style:style style:family="paragraph" style:name="Index" style:parent-style-name="Standard">
      <style:text-properties style:font-name-complex="Lohit Devanagari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Devanagari1" style:font-size-asian="12.0pt" style:font-style-asian="italic" style:font-style-complex="italic"/>
    </style:style>
    <style:default-style style:family="graphic"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48</dc:date>
    <meta:editing-cycles>2</meta:editing-cycles>
    <meta:editing-duration>PT0.025S</meta:editing-duration>
  </office:meta>
</office:document-meta>
</file>